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fo:text-shadow="none" fo:font-weight="bold" officeooo:rsid="000087ba" officeooo:paragraph-rsid="000087b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officeooo:rsid="000087ba" officeooo:paragraph-rsid="000087ba"/>
    </style:style>
    <style:style style:name="P3" style:family="paragraph" style:parent-style-name="Standard">
      <style:paragraph-properties fo:text-align="justify" style:justify-single-word="false"/>
      <style:text-properties style:font-name="Ubuntu" officeooo:rsid="000087ba" officeooo:paragraph-rsid="000087ba"/>
    </style:style>
    <style:style style:name="P4" style:family="paragraph" style:parent-style-name="Standard">
      <style:paragraph-properties fo:text-align="justify" style:justify-single-word="false"/>
      <style:text-properties style:font-name="Ubuntu" officeooo:rsid="0000abae" officeooo:paragraph-rsid="0000abae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Ubuntu" officeooo:rsid="0000abae" officeooo:paragraph-rsid="0000abae"/>
    </style:style>
    <style:style style:name="P6" style:family="paragraph" style:parent-style-name="Standard">
      <style:paragraph-properties fo:text-align="justify" style:justify-single-word="false"/>
      <style:text-properties style:font-name="Ubuntu" officeooo:rsid="0000d05c" officeooo:paragraph-rsid="0000d05c"/>
    </style:style>
    <style:style style:name="P7" style:family="paragraph" style:parent-style-name="Standard">
      <style:paragraph-properties fo:text-align="justify" style:justify-single-word="false"/>
      <style:text-properties style:font-name="Ubuntu" officeooo:rsid="0001b87a" officeooo:paragraph-rsid="0001b87a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Ubuntu" officeooo:rsid="0001b87a" officeooo:paragraph-rsid="0001b87a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Ubuntu" officeooo:rsid="0001b87a" officeooo:paragraph-rsid="0001b87a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Ubuntu" officeooo:rsid="00032534" officeooo:paragraph-rsid="00032534"/>
    </style:style>
    <style:style style:name="T1" style:family="text">
      <style:text-properties officeooo:rsid="0000abae"/>
    </style:style>
    <style:style style:name="T2" style:family="text">
      <style:text-properties officeooo:rsid="0000d05c"/>
    </style:style>
    <style:style style:name="T3" style:family="text">
      <style:text-properties officeooo:rsid="0001b87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OF LIFE - SPECIFICHE DI PROGETTO</text:p>
      <text:p text:style-name="P2"/>
      <text:p text:style-name="P3">1. Introduzione</text:p>
      <text:p text:style-name="P3">Il "Conway's Game of Life" è un gioco ideato dal matematico inglese John Horton Conway.</text:p>
      <text:p text:style-name="P3">Nato come gioco a zero giocatori, ne esiste una variante a due giocatori: questo progetto si occuperà d<text:span text:style-name="T1">i questa variante, implementando un sistema che permette all'utente di affrontare un agente.</text:span></text:p>
      <text:p text:style-name="P3"/>
      <text:p text:style-name="P4">2. Regole</text:p>
      <text:p text:style-name="P4">L'ambiente di gioco è una griglia di 29x29 celle, che possono assumere tre stati: DEAD, WHITE e BLACK. Più avanti ci si riferirà alle celle DEAD come “celle morte” e alle altre come “celle vive bianche” o nere. I due giocatori sono identificati da un colore: bianco e nero, a cui corrispondono le celle vive.</text:p>
      <text:p text:style-name="P4">Il Conway's Game of Life consiste in due fasi: una preliminare in cui i giocatori interagiscono con la griglia e una completamente automatica in cui le celle evolvono senza l'influenza di nessuno dei partecipanti alla partita.</text:p>
      <text:p text:style-name="P4">Nella prima fase, ogni giocatore seleziona, a turno, una cella morta, che diventa dunque viva assumendo il colore del giocatore che l'ha selezionata. Il procedimento si ripete finché entrambi gli avversari non hanno selezionato esattamente 40 celle a testa. Si può dunque passare alla seconda fase.</text:p>
      <text:p text:style-name="P4">La seconda fase stabilisce il vincitore ed è composta da 500 “cicli di vita”. In ogni ciclo di vita la griglia viene aggiornata secondo le regole seguenti:</text:p>
      <text:list xml:id="list9156719771284853051" text:style-name="L2">
        <text:list-item>
          <text:p text:style-name="P5">Una cella morta diventa bianca se è adiacente a esattamente 3 celle bianche e a un numero di celle nere diverso da 3;</text:p>
        </text:list-item>
        <text:list-item>
          <text:p text:style-name="P5">Se una celle morta è adiacente a esattamente 3 celle bianche e 3 celle nere, diventa viva assumendo un colore estratto casualmente tra i due;</text:p>
        </text:list-item>
        <text:list-item>
          <text:p text:style-name="P5">Una cella bianca muore se la differenza tra il numero di vicini bianchi e il numero di vicini neri è inferiore a 2 o superiore a 3;</text:p>
        </text:list-item>
        <text:list-item>
          <text:p text:style-name="P5">Una cella bianca sopravvive se la differenza tra il numero di vicini bianchi e il numero di vicini neri è pari a 1, ma il numero di vicini bianchi è almeno 2.</text:p>
        </text:list-item>
      </text:list>
      <text:p text:style-name="P4">Nota: le regole per le celle nere sono simmetriche a quelle per le celle bianche.</text:p>
      <text:p text:style-name="P4"/>
      <text:p text:style-name="P4">3. Obiettivo del progetto</text:p>
      <text:p text:style-name="P4">Il progetto si propone di implementare un sistema in Prolog che permetta all'utente di giocare una partita del Conway's Game of Life contro un agente intelligente, <text:span text:style-name="T2">che sceglie in che modo posizionare le celle del suo colore con l'obiettivo di massimizzarne il numero alla fine dei 500 cicli di vita.</text:span></text:p>
      <text:p text:style-name="P6">Verranno usate le librerie Prolog per la ricerca su grafo messe a disposizione dal docente e si rappresenterà lo spazio di ricerca come l'insieme delle configurazioni possibili della griglia nella fase preliminare. <text:span text:style-name="T3">L'agente dovrà reagire ai continui cambiamenti al mondo esterno causati dalle mosse dell'utente.</text:span></text:p>
      <text:p text:style-name="P6"/>
      <text:p text:style-name="P7">4. Proposte per euristiche</text:p>
      <text:list xml:id="list3833124930082495522" text:style-name="L3">
        <text:list-item>
          <text:p text:style-name="P8">L'agente interagisce con la griglia con l'obiettivo di massimizzare il numero di celle del suo colore presenti sulla griglia: il costo di un'azione aumenta se si perdono delle celle del proprio colore e diminuisce se si guadagnano;</text:p>
        </text:list-item>
        <text:list-item>
          <text:p text:style-name="P8">L'agente interagisce con la griglia con l'obiettivo di minimizzare il numero di celle dell'utente: il costo di un'azione aumenta se l'utente guadagna delle celle e diminuisce se l'utente ne perde.</text:p>
        </text:list-item>
      </text:list>
      <text:p text:style-name="P7">La funzione euristica nel caso 1 potrebbe essere la funzione costo nel caso 2 e l'euristica del caso 2 potrebbe essere la funzione costo del caso 1.</text:p>
      <text:p text:style-name="P7"><text:soft-page-break/></text:p>
      <text:p text:style-name="P7">5. Possibili aggiunte</text:p>
      <text:list xml:id="list6409783525080132895" text:style-name="L4">
        <text:list-item>
          <text:p text:style-name="P9">Possibilità di aggiungere delle celle “bloccate” in cui non è possibile avere celle vive per vedere come reagisce l'agente;</text:p>
        </text:list-item>
        <text:list-item>
          <text:p text:style-name="P10">Assunzioni sulla mossa dell'utente…?</text:p>
        </text:list-item>
        <text:list-item>
          <text:p text:style-name="P10">Eliminazione del fattore causalità nella regola delle 3 celle bianche e 3 celle nere: osservare cambiamenti dando la vittoria al bianco o al nero;</text:p>
        </text:list-item>
        <text:list-item>
          <text:p text:style-name="P10">GUI per selezionare tramite click del mouse le celle direttamente da una griglia grafica, che mostra anche l'evoluzione dei cicli di vita in tempo rea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2:10:50.717258118</meta:creation-date>
    <dc:date>2016-03-17T15:19:23.878812939</dc:date>
    <meta:editing-duration>PT7M1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2" meta:paragraph-count="26" meta:word-count="624" meta:character-count="3685" meta:non-whitespace-character-count="3097"/>
  </office:meta>
</office:document-meta>
</file>